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f34f" officeooo:paragraph-rsid="001af34f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b7f58" officeooo:paragraph-rsid="001b7f58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af34f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af34f" fo:background-color="#b4c7d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3">Abertura</text:p>
      <text:list xml:id="list1679485966" text:style-name="L1">
        <text:list-item>
          <text:p text:style-name="P13">Abertura:</text:p>
        </text:list-item>
      </text:list>
      <text:p text:style-name="P4">Fundamentos do CSS, como funciona, o que é, para que serve, como fuciona a escrita e aplicação do CSS no HTML, conceitos básicos como cascata, especificidades, seletores e mais.</text:p>
      <text:p text:style-name="P4"/>
      <text:list xml:id="list233526979757112" text:continue-numbering="true" text:style-name="L1">
        <text:list-item>
          <text:p text:style-name="P13">Conhecendo o CSS</text:p>
        </text:list-item>
      </text:list>
      <text:p text:style-name="P7">O que siginifica CSS?</text:p>
      <text:p text:style-name="P4">É uma forma de escrever uma folha de estilo em cascata (Cascading Style Sheet). Código para criar estilos no HTML. HTML é a estrutura e o CSS é a beleza. Não é uma linguagem de programação, mas sim uma linguagem style sheet.</text:p>
      <text:p text:style-name="P4"/>
      <text:list xml:id="list233527400078592" text:continue-numbering="true" text:style-name="L1">
        <text:list-item>
          <text:p text:style-name="P14">Comentários</text:p>
        </text:list-item>
      </text:list>
      <text:p text:style-name="P5">* Não irá afetar o seu código;</text:p>
      <text:p text:style-name="P5">* Ajuda a lembrar blocos de códigos;</text:p>
      <text:p text:style-name="P10"><text:span text:style-name="T1">* </text:span><text:span text:style-name="T5">D</text:span><text:span text:style-name="T1">eixa dicas para leitura;</text:span></text:p>
      <text:p text:style-name="P5">* Ajuda outros a entenderem;</text:p>
      <text:p text:style-name="P5">* Nunca esqueça de fechar um comentário aberto;</text:p>
      <text:p text:style-name="P10"><text:span text:style-name="T1">* Comentários começam com </text:span><text:span text:style-name="T3">‘/*’ e terminam com ‘*/’;</text:span></text:p>
      <text:p text:style-name="P10"><text:span text:style-name="T3">* </text:span><text:span text:style-name="T4">Você pode usar para desabilitar partes do seu código;</text:span></text:p>
      <text:p text:style-name="P8"/>
      <text:list xml:id="list233526341061461" text:continue-numbering="true" text:style-name="L1">
        <text:list-item>
          <text:p text:style-name="P15">Anatomia</text:p>
        </text:list-item>
      </text:list>
      <text:p text:style-name="P11">css</text:p>
      <text:p text:style-name="P12">h1 {</text:p>
      <text:p text:style-name="P12"><text:tab/>color: blue;</text:p>
      <text:p text:style-name="P12"><text:tab/>font-size: 60px;</text:p>
      <text:p text:style-name="P12"><text:tab/>background: gray;</text:p>
      <text:p text:style-name="P12">}</text:p>
      <text:p text:style-name="P11"/>
      <text:p text:style-name="P11"><text:span text:style-name="T6">Selector - h1</text:span>: irá procurar todas as Tags h1 que tiver no seu documento html e aplicará as propriedades que foram colocadas no seu CSS.</text:p>
      <text:p text:style-name="P11"><text:span text:style-name="T6">Declararion - </text:span><text:span text:style-name="T7">{}:</text:span><text:span text:style-name="T8"> Tudo que está entre as chaves {}.</text:span></text:p>
      <text:p text:style-name="P11"><text:span text:style-name="T6">Properties – </text:span><text:span text:style-name="T7">color, font-size, background:</text:span><text:span text:style-name="T8"> elementos que serão alterados no html.</text:span></text:p>
      <text:p text:style-name="P11"><text:span text:style-name="T6">Property Value – </text:span><text:span text:style-name="T7">blue, 60px, gray:</text:span><text:span text:style-name="T8"> Caracteríticas/valores aplicadas.</text:span></text:p>
      <text:p text:style-name="P11"/>
      <text:list xml:id="list233525614948223" text:continue-numbering="true" text:style-name="L1">
        <text:list-item>
          <text:p text:style-name="P16">Seletores</text:p>
        </text:list-item>
      </text:list>
      <text:p text:style-name="P6">Conecta um elemento HTML com o CSS</text:p>
      <text:p text:style-name="P6">Tipos:</text:p>
      <text:p text:style-name="P6">* <text:span text:style-name="T6">Global selector:</text:span> ‘*’</text:p>
      <text:p text:style-name="P6">* <text:span text:style-name="T6">Element/Type selector:</text:span> ‘h1, h2, p, div’</text:p>
      <text:p text:style-name="P6">* <text:span text:style-name="T6">ID Selector:</text:span> ‘#box, #container</text:p>
      <text:p text:style-name="P6">* <text:span text:style-name="T6">Class Selector:</text:span> ‘red, .m-4’</text:p>
      <text:p text:style-name="P6">* <text:span text:style-name="T6">Diversos:</text:span> Attribute selector, Pseudo-class, Pseudo-element, e outros</text:p>
      <text:p text:style-name="P6"/>
      <text:p text:style-name="P9">*{</text:p>
      <text:p text:style-name="P9"><text:soft-page-break/><text:tab/>margin: 0;</text:p>
      <text:p text:style-name="P9"><text:tab/>background-color: blue;</text:p>
      <text:p text:style-name="P9">}</text:p>
      <text:p text:style-name="P9"/>
      <text:p text:style-name="P9">#container{</text:p>
      <text:p text:style-name="P9"><text:tab/>width: 320px;</text:p>
      <text:p text:style-name="P9">}</text:p>
      <text:p text:style-name="P9"/>
      <text:p text:style-name="P9">.m-40{</text:p>
      <text:p text:style-name="P9"><text:tab/>margin:40px;</text:p>
      <text:p text:style-name="P9">}</text:p>
      <text:p text:style-name="P9"/>
      <text:p text:style-name="P9">h1, h2{</text:p>
      <text:p text:style-name="P9"><text:tab/>color: green;</text:p>
      <text:p text:style-name="P9"><text:tab/>font-size: 60px;</text:p>
      <text:p text:style-name="P9"><text:tab/>background-color: yellow;</text:p>
      <text:p text:style-name="P9">}</text:p>
      <text:p text:style-name="P9"/>
      <text:list xml:id="list233525582804765" text:continue-numbering="true" text:style-name="L1">
        <text:list-item>
          <text:p text:style-name="P17">Box model</text:p>
        </text:list-item>
      </text:list>
      <text:p text:style-name="P21">Quase tudo são caixas do CSS. Posicionamentos, tamanhos, espaçamentos, bordas, cores.</text:p>
      <text:p text:style-name="P21">Caixa pode ficar ao lado uma da outra, ou acima. Elementos HTML são caixas.</text:p>
      <text:p text:style-name="P20">Toda caixa tem altura, largura, cumprimento, conteúdo dentro dela, espaços, etc.</text:p>
      <text:p text:style-name="P22"/>
      <text:p text:style-name="P24">&lt;!doctype html&gt;</text:p>
      <text:p text:style-name="P24">&lt;html lang="en"&gt;</text:p>
      <text:p text:style-name="P24"><text:tab/>&lt;head&gt;</text:p>
      <text:p text:style-name="P24"><text:tab/><text:tab/>&lt;meta charset="UTF-8"&gt;</text:p>
      <text:p text:style-name="P24"><text:tab/><text:tab/>&lt;meta name="viewport" content="width=device-width, initial-scale=1.0"&gt;</text:p>
      <text:p text:style-name="P24"><text:s text:c="8"/>&lt;title&gt;index2&lt;/title&gt;</text:p>
      <text:p text:style-name="P24"><text:s text:c="8"/>&lt;link href="style2.css" type="text/css" rel="stylesheet"&gt;</text:p>
      <text:p text:style-name="P24"><text:tab/>&lt;/head&gt;</text:p>
      <text:p text:style-name="P24"><text:tab/>&lt;body&gt;</text:p>
      <text:p text:style-name="P24"><text:s text:c="8"/>&lt;div&gt;</text:p>
      <text:p text:style-name="P24"><text:s text:c="12"/>&lt;h1&gt;Evolua Rápido&lt;/h1</text:p>
      <text:p text:style-name="P24"><text:s text:c="12"/>&lt;p&gt;Descrição&lt;/p&gt;</text:p>
      <text:p text:style-name="P24"><text:tab/><text:tab/><text:tab/>&lt;button&gt;Embarcar&lt;/button&gt;</text:p>
      <text:p text:style-name="P24"><text:s text:c="8"/>&lt;/div&gt;</text:p>
      <text:p text:style-name="P24"><text:s text:c="4"/>&lt;/body&gt;</text:p>
      <text:p text:style-name="P24">&lt;/html&gt;</text:p>
      <text:p text:style-name="P24">&lt;/!doctype&gt;</text:p>
      <text:p text:style-name="P22"/>
      <text:p text:style-name="P23">style2.css</text:p>
      <text:p text:style-name="P23"/>
      <text:p text:style-name="P25">h1{</text:p>
      <text:p text:style-name="P25"><text:tab/>border: 1px solid red;</text:p>
      <text:p text:style-name="P25"><text:tab/>margin: 200px;</text:p>
      <text:p text:style-name="P25"><text:tab/>padding: 60px;</text:p>
      <text:p text:style-name="P25"><text:tab/>color: green;</text:p>
      <text:p text:style-name="P25">}</text:p>
      <text:p text:style-name="P23"/>
      <text:list xml:id="list233526967861973" text:continue-numbering="true" text:style-name="L1">
        <text:list-item>
          <text:p text:style-name="P18">Origem do CSS</text:p>
        </text:list-item>
      </text:list>
      <text:p text:style-name="P19"/>
      <text:list xml:id="list233526000993637" text:continue-numbering="true" text:style-name="L1"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24T23:35:23.655021961</dc:date>
    <meta:editing-duration>PT3H7M43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80" meta:word-count="351" meta:character-count="2314" meta:non-whitespace-character-count="1964"/>
  </office:meta>
</office:document-meta>
</file>